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C000002BC9E5257CA172FF3BC.jpg" manifest:media-type="image/jpeg"/>
  <manifest:file-entry manifest:full-path="Pictures/100000000000009800000097A840724516550E3A.png" manifest:media-type="image/png"/>
  <manifest:file-entry manifest:full-path="Pictures/1000020100000238000001D1A9039648F7B2CF78.png" manifest:media-type="image/png"/>
  <manifest:file-entry manifest:full-path="Pictures/100000000000032000000258C467AC4409C0962B.jpg" manifest:media-type="image/jpeg"/>
  <manifest:file-entry manifest:full-path="Pictures/100000000000025800000258EA4DC889C339649C.jpg" manifest:media-type="image/jpeg"/>
  <manifest:file-entry manifest:full-path="Pictures/100002010000032000000320FE49ACFABD614A6E.png" manifest:media-type="image/png"/>
  <manifest:file-entry manifest:full-path="Pictures/1000000000000190000000E1130AF29B3217D27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14.065cm" fo:min-width="0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98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875cm" fo:min-width="4.707cm" draw:shadow="hidden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006cm" fo:min-width="1.036cm" draw:shadow="hidden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006cm" fo:min-width="0cm" draw:shadow="hidden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005cm" fo:min-width="1.036cm" draw:shadow="hidden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005cm" fo:min-width="0cm" draw:shadow="hidden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textarea-vertical-align="middle" draw:shadow="hidden"/>
    </style:style>
    <style:style style:name="gr14" style:family="graphic" style:parent-style-name="objectwithoutfill">
      <style:graphic-properties draw:stroke="dash" draw:stroke-dash="Ultrafine_20_Dashed" draw:marker-end="Double_20_Arrow" draw:fill="none" draw:textarea-vertical-align="middle"/>
    </style:style>
    <style:style style:name="gr15" style:family="graphic" style:parent-style-name="standard">
      <style:graphic-properties draw:fill-color="#ffffff" draw:opacity="0%" draw:textarea-horizontal-align="justify" draw:textarea-vertical-align="middle" draw:auto-grow-height="false" fo:min-height="4.42cm" fo:min-width="6.14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66b3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0066b3"/>
    </style:style>
    <style:style style:name="P8" style:family="paragraph">
      <loext:graphic-properties draw:fill-color="#ffffff" draw:opacity="0%"/>
      <style:paragraph-properties fo:text-align="center"/>
    </style:style>
    <style:style style:name="T1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43cm" svg:height="5.52cm" svg:x="6.389cm" svg:y="10.283cm">
          <draw:image xlink:href="Pictures/1000020100000238000001D1A9039648F7B2CF78.png" xlink:type="simple" xlink:show="embed" xlink:actuate="onLoad">
            <text:p/>
          </draw:image>
        </draw:frame>
        <draw:custom-shape draw:style-name="gr2" draw:text-style-name="P1" draw:layer="layout" svg:width="1.243cm" svg:height="15.101cm" draw:transform="rotate (-1.59697626557481) translate (17.653cm 16.292cm)">
          <text:p/>
          <draw:enhanced-geometry svg:viewBox="0 0 21600 21600" draw:glue-points="0 0 0 21600 21600 10800" draw:text-areas="0 ?f9 7800 ?f10" draw:type="right-brace" draw:modifiers="1800 10250.66053991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" draw:layer="layout" svg:width="4.021cm" svg:height="3.994cm" svg:x="1.643cm" svg:y="18.264cm">
          <draw:image xlink:href="Pictures/100000000000009800000097A840724516550E3A.png" xlink:type="simple" xlink:show="embed" xlink:actuate="onLoad">
            <text:p/>
          </draw:image>
        </draw:frame>
        <draw:frame draw:style-name="gr1" draw:text-style-name="P1" draw:layer="layout" svg:width="4.825cm" svg:height="3.618cm" svg:x="5.283cm" svg:y="21.693cm">
          <draw:image xlink:href="Pictures/100000000000032000000258C467AC4409C0962B.jpg" xlink:type="simple" xlink:show="embed" xlink:actuate="onLoad">
            <text:p/>
          </draw:image>
        </draw:frame>
        <draw:frame draw:style-name="gr3" draw:text-style-name="P3" draw:layer="layout" svg:width="3.429cm" svg:height="1.016cm" svg:x="1.643cm" svg:y="21.82cm">
          <draw:text-box>
            <text:p text:style-name="P2"><text:span text:style-name="T1">Sensor</text:span></text:p>
          </draw:text-box>
        </draw:frame>
        <draw:frame draw:style-name="gr4" draw:text-style-name="P3" draw:layer="layout" svg:width="7.493cm" svg:height="2.384cm" svg:x="3.886cm" svg:y="25.692cm">
          <draw:text-box>
            <text:p text:style-name="P2"><text:span text:style-name="T1">Analog-to-digital converter</text:span></text:p>
            <text:p text:style-name="P2"><text:span text:style-name="T1"/></text:p>
          </draw:text-box>
        </draw:frame>
        <draw:frame draw:style-name="gr1" draw:text-style-name="P1" draw:layer="layout" svg:width="4.19cm" svg:height="4.19cm" svg:x="10.363cm" svg:y="20.296cm">
          <draw:image xlink:href="Pictures/100000000000025800000258EA4DC889C339649C.jpg" xlink:type="simple" xlink:show="embed" xlink:actuate="onLoad">
            <text:p/>
          </draw:image>
        </draw:frame>
        <draw:frame draw:style-name="gr5" draw:text-style-name="P3" draw:layer="layout" svg:width="3.429cm" svg:height="1.673cm" svg:x="10.87cm" svg:y="24.487cm">
          <draw:text-box>
            <text:p text:style-name="P2"><text:span text:style-name="T1">Power Source</text:span></text:p>
          </draw:text-box>
        </draw:frame>
        <draw:frame draw:style-name="gr1" draw:text-style-name="P1" draw:layer="layout" svg:width="2.286cm" svg:height="2.286cm" svg:x="16.078cm" svg:y="24.106cm">
          <draw:image xlink:href="Pictures/100002010000032000000320FE49ACFABD614A6E.png" xlink:type="simple" xlink:show="embed" xlink:actuate="onLoad">
            <text:p/>
          </draw:image>
        </draw:frame>
        <draw:frame draw:style-name="gr6" draw:text-style-name="P3" draw:layer="layout" svg:width="4.953cm" svg:height="1.23cm" svg:x="14.681cm" svg:y="26.646cm">
          <draw:text-box>
            <text:p text:style-name="P2"><text:span text:style-name="T1">Microprocessor</text:span></text:p>
          </draw:text-box>
        </draw:frame>
        <draw:frame draw:style-name="gr1" draw:text-style-name="P1" draw:layer="layout" svg:width="3.398cm" svg:height="1.911cm" svg:x="16.109cm" svg:y="19.528cm">
          <draw:image xlink:href="Pictures/1000000000000190000000E1130AF29B3217D272.jpg" xlink:type="simple" xlink:show="embed" xlink:actuate="onLoad">
            <text:p/>
          </draw:image>
        </draw:frame>
        <draw:frame draw:style-name="gr6" draw:text-style-name="P3" draw:layer="layout" svg:width="4.953cm" svg:height="1.23cm" svg:x="15.316cm" svg:y="21.733cm">
          <draw:text-box>
            <text:p text:style-name="P2"><text:span text:style-name="T1">Transceiver</text:span></text:p>
          </draw:text-box>
        </draw:frame>
        <draw:frame draw:style-name="gr1" draw:text-style-name="P1" draw:layer="layout" svg:width="3.048cm" svg:height="3.048cm" svg:x="6.68cm" svg:y="17.248cm">
          <draw:image xlink:href="Pictures/10000000000002BC000002BC9E5257CA172FF3BC.jpg" xlink:type="simple" xlink:show="embed" xlink:actuate="onLoad">
            <text:p/>
          </draw:image>
        </draw:frame>
        <draw:frame draw:style-name="gr5" draw:text-style-name="P3" draw:layer="layout" svg:width="3.429cm" svg:height="1.673cm" svg:x="6.299cm" svg:y="19.661cm">
          <draw:text-box>
            <text:p text:style-name="P2"><text:span text:style-name="T1">Flash Memory</text:span></text:p>
          </draw:text-box>
        </draw:frame>
        <draw:custom-shape draw:style-name="gr7" draw:text-style-name="P2" draw:layer="layout" svg:width="0.127cm" svg:height="0.127cm" svg:x="15.224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081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113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47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097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986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002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002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621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256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621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129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11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11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224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224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589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335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605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113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589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589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478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478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742cm" svg:y="6.20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891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891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113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113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621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113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621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224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097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46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46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97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97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97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24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24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8.018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8.018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637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8.145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129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986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002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002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605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208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3.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3.7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129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367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589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589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3.827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09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09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113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00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637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3.95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462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3.573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351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335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47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24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24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85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74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85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85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36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35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35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462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462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3.827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3.57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716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351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3.827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3.827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71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71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113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113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12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12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351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351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859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351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859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58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58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3.7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3.7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208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208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208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478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25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25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875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383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367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367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843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3.446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2.93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2.938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605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605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3.827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3.827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3.065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335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335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351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24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87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097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605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716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494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859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605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621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383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383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002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63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002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002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51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494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494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605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605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97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716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859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97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97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859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859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63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8.272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8.272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494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494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002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494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002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732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732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843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843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351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351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351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621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621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8.399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8.399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8.018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8.52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51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2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383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383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986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589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081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51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748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748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97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97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4.20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478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5.478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6.494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7.383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8.01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5.207cm" svg:height="1.125cm" svg:x="4.81cm" svg:y="4.7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562cm" svg:height="0.282cm" svg:x="5.07cm" svg:y="4.9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521cm" svg:height="0.282cm" svg:x="9.236cm" svg:y="4.9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5.207cm" svg:height="1.125cm" svg:x="4.81cm" svg:y="3.2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562cm" svg:height="0.282cm" svg:x="5.07cm" svg:y="3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521cm" svg:height="0.282cm" svg:x="9.236cm" svg:y="3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5.207cm" svg:height="1.125cm" svg:x="4.81cm" svg:y="1.8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62cm" svg:height="0.281cm" svg:x="5.07cm" svg:y="2.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521cm" svg:height="0.281cm" svg:x="9.236cm" svg:y="2.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2" draw:layer="layout" svg:x1="10.017cm" svg:y1="3.921cm" svg:x2="12.811cm" svg:y2="4.937cm">
          <text:p/>
        </draw:line>
        <draw:line draw:style-name="gr13" draw:text-style-name="P2" draw:layer="layout" svg:x1="13.065cm" svg:y1="5.064cm" svg:x2="13.065cm" svg:y2="5.064cm">
          <text:p/>
        </draw:line>
        <draw:frame draw:style-name="gr4" draw:text-style-name="P7" draw:layer="layout" svg:width="3.81cm" svg:height="2.384cm" svg:x="12.684cm" svg:y="10.554cm">
          <draw:text-box>
            <text:p text:style-name="P6"><text:span text:style-name="T1"><text:s/></text:span><text:span text:style-name="T1">Sensor Node</text:span></text:p>
          </draw:text-box>
        </draw:frame>
        <draw:frame draw:style-name="gr3" draw:text-style-name="P3" draw:layer="layout" svg:width="3.302cm" svg:height="1.016cm" svg:x="1.381cm" svg:y="1.762cm">
          <draw:text-box>
            <text:p text:style-name="P2"><text:span text:style-name="T1">Sink</text:span></text:p>
          </draw:text-box>
        </draw:frame>
        <draw:frame draw:style-name="gr5" draw:text-style-name="P3" draw:layer="layout" svg:width="3.302cm" svg:height="1.673cm" svg:x="16.748cm" svg:y="2.143cm">
          <draw:text-box>
            <text:p text:style-name="P2"><text:span text:style-name="T1">Sensor Network</text:span></text:p>
          </draw:text-box>
        </draw:frame>
        <draw:line draw:style-name="gr14" draw:text-style-name="P1" draw:layer="layout" svg:x1="14.335cm" svg:y1="8.239cm" svg:x2="12.049cm" svg:y2="10.144cm">
          <text:p/>
        </draw:line>
        <draw:custom-shape draw:style-name="gr15" draw:text-style-name="P8" draw:layer="layout" svg:width="9.398cm" svg:height="6.604cm" svg:x="5.064cm" svg:y="9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27T21:04:03.929213851</dc:date>
    <meta:editing-duration>PT57M30S</meta:editing-duration>
    <meta:editing-cycles>7</meta:editing-cycles>
    <meta:generator>LibreOffice/6.0.7.3$Linux_X86_64 LibreOffice_project/00m0$Build-3</meta:generator>
    <meta:document-statistic meta:object-count="219"/>
  </office:meta>
</office:document-meta>
</file>